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D4EEBEEC906067C2.png" manifest:media-type="image/png"/>
  <manifest:file-entry manifest:full-path="Pictures/10000200000000AB000000AB254DAEEED55AB9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c86"/>
    </style:style>
    <style:style style:name="P2" style:family="paragraph" style:parent-style-name="Footer">
      <style:text-properties officeooo:paragraph-rsid="002a78a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ncept Pre-Inventory </text:span><text:variable-set text:name="Assignment" office:value-type="float" office:value="2" style:data-style-name="N0">2</text:variable-set>: </text:p>
      <text:p text:style-name="P1"/>
      <text:list xml:id="list5172792870795087674" text:style-name="L1">
        <text:list-item>
          <text:p text:style-name="P3">Cristina lives at the corner of two streets. <text:s/>She decides to walk around the block. <text:s/>If each side of the block is 0.25 miles, how far did she walk?</text:p>
          <text:list>
            <text:list-item>
              <text:p text:style-name="P3">0 miles</text:p>
            </text:list-item>
            <text:list-item>
              <text:p text:style-name="P3">0.25 miles</text:p>
            </text:list-item>
            <text:list-item>
              <text:p text:style-name="P3">.5 miles</text:p>
            </text:list-item>
            <text:list-item>
              <text:p text:style-name="P3">.75 miles</text:p>
            </text:list-item>
            <text:list-item>
              <text:p text:style-name="P3">1 mile</text:p>
            </text:list-item>
          </text:list>
        </text:list-item>
      </text:list>
      <text:p text:style-name="P4"/>
      <text:list xml:id="list202358388826435" text:continue-numbering="true" text:style-name="L1"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</text:list-item>
      </text:list>
      <text:p text:style-name="P6"/>
      <text:list xml:id="list202359069583803" text:continue-numbering="true" text:style-name="L1">
        <text:list-item>
          <text:p text:style-name="P7">A surfer is traveling at 7 m/s to the west. <text:s/>At this speed, how long will it take him to reach the shore that is 1600 meters to the west? </text:p>
          <text:list>
            <text:list-item>
              <text:p text:style-name="P7">0.004 seconds</text:p>
            </text:list-item>
            <text:list-item>
              <text:p text:style-name="P7">15.75 seconds</text:p>
            </text:list-item>
            <text:list-item>
              <text:p text:style-name="P7">228.571 seconds</text:p>
            </text:list-item>
            <text:list-item>
              <text:p text:style-name="P7">11200 seconds</text:p>
            </text:list-item>
          </text:list>
        </text:list-item>
      </text:list>
      <text:p text:style-name="P8"/>
      <text:list xml:id="list202358489397921" text:continue-numbering="true" text:style-name="L1">
        <text:list-item>
          <text:p text:style-name="P9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9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0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1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2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13"/>
      <text:list xml:id="list202359803567636" text:continue-numbering="true" text:style-name="L1">
        <text:list-item>
          <text:p text:style-name="P14">You drive to a neighboring town at 60 mph, then immediately return at 40 mph. <text:s/>What is the average speed you traveled?</text:p>
          <text:list>
            <text:list-item>
              <text:p text:style-name="P14">60 mph</text:p>
            </text:list-item>
            <text:list-item>
              <text:p text:style-name="P14">50 mph</text:p>
            </text:list-item>
            <text:list-item>
              <text:p text:style-name="P14">48 mph</text:p>
            </text:list-item>
            <text:list-item>
              <text:p text:style-name="P14">40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54DAEEED55AB9C9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D4EEBEEC906067C2.png" xlink:type="simple" xlink:show="embed" xlink:actuate="onLoad"/></draw:frame> <text:s text:c="20"/>Name:<text:tab/><text:tab/><text:date style:data-style-name="N37" text:date-value="2017-05-08T20:23:58.191986898" text:date-adjust="PT24H00M00S">05/0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45M54S</meta:editing-duration>
    <meta:editing-cycles>19</meta:editing-cycles>
    <meta:generator>LibreOffice/5.0.6.2$Linux_X86_64 LibreOffice_project/00$Build-2</meta:generator>
    <meta:initial-creator>Jonas Williamson</meta:initial-creator>
    <dc:date>2017-05-08T20:23:58.143356900</dc:date>
    <meta:document-statistic meta:table-count="0" meta:image-count="2" meta:object-count="0" meta:page-count="1" meta:paragraph-count="29" meta:word-count="345" meta:character-count="1884" meta:non-whitespace-character-count="1544"/>
  </office:meta>
</office:document-meta>
</file>